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6.50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84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1012" table:default-cell-style-name="ce3"/>
        <table:table-row table:style-name="ro1">
          <table:table-cell table:style-name="ce1" office:value-type="string" calcext:value-type="string">
            <text:p>SL NO</text:p>
          </table:table-cell>
          <table:table-cell table:style-name="ce1" office:value-type="string" calcext:value-type="string">
            <text:p>Source Name</text:p>
          </table:table-cell>
          <table:table-cell table:style-name="ce1" office:value-type="string" calcext:value-type="string">
            <text:p>CATALOGUES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DEC</text:p>
          </table:table-cell>
          <table:table-cell table:style-name="ce4" office:value-type="string" calcext:value-type="string">
            <text:p>confirmation type</text:p>
          </table:table-cell>
          <table:table-cell office:value-type="string" calcext:value-type="string">
            <text:p>Nearest GC</text:p>
          </table:table-cell>
          <table:table-cell office:value-type="string" calcext:value-type="string">
            <text:p>GC distance</text:p>
          </table:table-cell>
          <table:table-cell table:number-columns-repeated="101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A 0620-00</text:p>
          </table:table-cell>
          <table:table-cell table:style-name="ce2" office:value-type="string" calcext:value-type="string">
            <text:p>INTREFCAT(1A 0620-00), RITTERLMXB (V616 MON), XRBCAT(A0620-003)</text:p>
          </table:table-cell>
          <table:table-cell table:style-name="ce2" office:value-type="float" office:value="95.685" calcext:value-type="float">
            <text:p>95.685</text:p>
          </table:table-cell>
          <table:table-cell table:style-name="ce2" office:value-type="float" office:value="-0.345833" calcext:value-type="float">
            <text:p>-0.345833</text:p>
          </table:table-cell>
          <table:table-cell table:style-name="ce4" office:value-type="string" calcext:value-type="string">
            <text:p>dynamic</text:p>
          </table:table-cell>
          <table:table-cell table:number-columns-repeated="101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INGA 1354-645</text:p>
          </table:table-cell>
          <table:table-cell table:style-name="ce2" office:value-type="string" calcext:value-type="string">
            <text:p>INTREFCAT (GINGA 1354-645)</text:p>
            <text:p>RITTERLMXB(BW CIR) , XRBCAT (CEN X-2)</text:p>
          </table:table-cell>
          <table:table-cell table:style-name="ce2" office:value-type="float" office:value="209.54125" calcext:value-type="float">
            <text:p>209.54125</text:p>
          </table:table-cell>
          <table:table-cell table:style-name="ce2" office:value-type="float" office:value="-64.734722" calcext:value-type="float">
            <text:p>-64.734722</text:p>
          </table:table-cell>
          <table:table-cell table:style-name="ce4" office:value-type="string" calcext:value-type="string">
            <text:p>spectroscopy</text:p>
          </table:table-cell>
          <table:table-cell table:number-columns-repeated="101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XTE J1550-564</text:p>
          </table:table-cell>
          <table:table-cell table:style-name="ce2" office:value-type="string" calcext:value-type="string">
            <text:p>INTREFCAT(XTE J1550-564)</text:p>
            <text:p>RITTERLMXB(V381 NOR)</text:p>
          </table:table-cell>
          <table:table-cell table:style-name="ce2" office:value-type="float" office:value="237.74458" calcext:value-type="float">
            <text:p>237.74458</text:p>
          </table:table-cell>
          <table:table-cell table:style-name="ce2" office:value-type="float" office:value="-56.476665" calcext:value-type="float">
            <text:p>-56.476665</text:p>
          </table:table-cell>
          <table:table-cell table:style-name="ce4"/>
          <table:table-cell table:number-columns-repeated="1014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XTE J1650-500</text:p>
          </table:table-cell>
          <table:table-cell table:style-name="ce2" office:value-type="string" calcext:value-type="string">
            <text:p>INTREFCAT (XTE J1650-500)</text:p>
            <text:p>RITTERLMXB(J1650-4957)</text:p>
          </table:table-cell>
          <table:table-cell table:style-name="ce2" office:value-type="float" office:value="252.504167" calcext:value-type="float">
            <text:p>252.504167</text:p>
          </table:table-cell>
          <table:table-cell table:style-name="ce2" office:value-type="float" office:value="-49.9625" calcext:value-type="float">
            <text:p>-49.9625</text:p>
          </table:table-cell>
          <table:table-cell table:style-name="ce4" office:value-type="string" calcext:value-type="string">
            <text:p>orbital resonance model</text:p>
          </table:table-cell>
          <table:table-cell table:number-columns-repeated="101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GRO J1655-40</text:p>
          </table:table-cell>
          <table:table-cell table:style-name="ce2" office:value-type="string" calcext:value-type="string">
            <text:p>INTREFCAT (GRO J1655-40)</text:p>
            <text:p>XRBCAT(GRO J1655-40)</text:p>
            <text:p>RITTERLMXB (V1033 SCO)</text:p>
          </table:table-cell>
          <table:table-cell table:style-name="ce2" office:value-type="float" office:value="253.500417" calcext:value-type="float">
            <text:p>253.500417</text:p>
          </table:table-cell>
          <table:table-cell table:style-name="ce2" office:value-type="float" office:value="-39.845833" calcext:value-type="float">
            <text:p>-39.845833</text:p>
          </table:table-cell>
          <table:table-cell table:style-name="ce4" office:value-type="string" calcext:value-type="string">
            <text:p>spectroscopy</text:p>
          </table:table-cell>
          <table:table-cell table:number-columns-repeated="101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GX 339-4</text:p>
          </table:table-cell>
          <table:table-cell table:style-name="ce2" office:value-type="string" calcext:value-type="string">
            <text:p>INTREFCAT (GX 339-4)</text:p>
            <text:p>RITTERLMXB (V821 ARA)</text:p>
            <text:p>XRBCAT (GX 339-4)</text:p>
          </table:table-cell>
          <table:table-cell table:style-name="ce2" office:value-type="float" office:value="255.70625" calcext:value-type="float">
            <text:p>255.70625</text:p>
          </table:table-cell>
          <table:table-cell table:style-name="ce2" office:value-type="float" office:value="-48.789722" calcext:value-type="float">
            <text:p>-48.789722</text:p>
          </table:table-cell>
          <table:table-cell table:style-name="ce4" office:value-type="string" calcext:value-type="string">
            <text:p>spectroscopy</text:p>
          </table:table-cell>
          <table:table-cell table:number-columns-repeated="1014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GR J17091-3624</text:p>
          </table:table-cell>
          <table:table-cell table:style-name="ce2" office:value-type="string" calcext:value-type="string">
            <text:p>INTREFCAT</text:p>
          </table:table-cell>
          <table:table-cell table:style-name="ce2" office:value-type="float" office:value="257.281667" calcext:value-type="float">
            <text:p>257.281667</text:p>
          </table:table-cell>
          <table:table-cell table:style-name="ce2" office:value-type="float" office:value="-36.406944" calcext:value-type="float">
            <text:p>-36.406944</text:p>
          </table:table-cell>
          <table:table-cell table:style-name="ce4" office:value-type="string" calcext:value-type="string">
            <text:p>spectral modelling</text:p>
          </table:table-cell>
          <table:table-cell table:number-columns-repeated="1014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E 1740.7-2942</text:p>
          </table:table-cell>
          <table:table-cell table:style-name="ce2" office:value-type="string" calcext:value-type="string">
            <text:p>INTREFCAT(1E 1740.7-2942)</text:p>
            <text:p>XRBCAT (E1740.7-2942)</text:p>
            <text:p>WGACAT (1WGA J1743.9-2944)</text:p>
            <text:p>RITTERLMXB (1740-2943)</text:p>
          </table:table-cell>
          <table:table-cell table:style-name="ce2" office:value-type="float" office:value="265.978333" calcext:value-type="float">
            <text:p>265.978333</text:p>
          </table:table-cell>
          <table:table-cell table:style-name="ce2" office:value-type="float" office:value="-29.745278" calcext:value-type="float">
            <text:p>-29.745278</text:p>
          </table:table-cell>
          <table:table-cell table:style-name="ce4" office:value-type="string" calcext:value-type="string">
            <text:p>spectral analysis</text:p>
          </table:table-cell>
          <table:table-cell table:number-columns-repeated="1014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GR J17464-3213</text:p>
          </table:table-cell>
          <table:table-cell table:style-name="ce2" office:value-type="string" calcext:value-type="string">
            <text:p>INTREFCAT</text:p>
          </table:table-cell>
          <table:table-cell table:style-name="ce2" office:value-type="float" office:value="266.566667" calcext:value-type="float">
            <text:p>266.566667</text:p>
          </table:table-cell>
          <table:table-cell table:style-name="ce2" office:value-type="float" office:value="-32.233056" calcext:value-type="float">
            <text:p>-32.233056</text:p>
          </table:table-cell>
          <table:table-cell table:style-name="ce4" office:value-type="string" calcext:value-type="string">
            <text:p>spectroscopy</text:p>
          </table:table-cell>
          <table:table-cell table:number-columns-repeated="1014"/>
        </table:table-row>
        <table:table-row table:style-name="ro5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GRS 1758-258</text:p>
          </table:table-cell>
          <table:table-cell table:style-name="ce2" office:value-type="string" calcext:value-type="string">
            <text:p>INTREFCAT (GRS 1758-258)</text:p>
            <text:p>RITTERLMXB (1758-2544)</text:p>
            <text:p>WGACAT (1WGA J1801.2-2544)</text:p>
            <text:p>XRBCAT (GR1758-258)</text:p>
          </table:table-cell>
          <table:table-cell table:style-name="ce2" office:value-type="float" office:value="270.302917" calcext:value-type="float">
            <text:p>270.302917</text:p>
          </table:table-cell>
          <table:table-cell table:style-name="ce2" office:value-type="float" office:value="-25.740556" calcext:value-type="float">
            <text:p>-25.740556</text:p>
          </table:table-cell>
          <table:table-cell table:style-name="ce4" office:value-type="string" calcext:value-type="string">
            <text:p>spectroscopy</text:p>
          </table:table-cell>
          <table:table-cell office:value-type="string" calcext:value-type="string">
            <text:p>Terza-5</text:p>
          </table:table-cell>
          <table:table-cell office:value-type="string" calcext:value-type="string">
            <text:p>37.9 arcmin</text:p>
          </table:table-cell>
          <table:table-cell table:number-columns-repeated="1012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AX J1819.3-2525</text:p>
          </table:table-cell>
          <table:table-cell table:style-name="ce2" office:value-type="string" calcext:value-type="string">
            <text:p>INTREFCAT</text:p>
            <text:p>RITTERLMXB (V4641 SGR)</text:p>
          </table:table-cell>
          <table:table-cell table:style-name="ce2" office:value-type="float" office:value="274.84" calcext:value-type="float">
            <text:p>274.84</text:p>
          </table:table-cell>
          <table:table-cell table:style-name="ce2" office:value-type="float" office:value="-25.406944" calcext:value-type="float">
            <text:p>-25.406944</text:p>
          </table:table-cell>
          <table:table-cell table:style-name="ce4" office:value-type="string" calcext:value-type="string">
            <text:p>dynamic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XTE J1859+226</text:p>
          </table:table-cell>
          <table:table-cell table:style-name="ce2" office:value-type="string" calcext:value-type="string">
            <text:p>INTREFCAT</text:p>
          </table:table-cell>
          <table:table-cell table:style-name="ce2" office:value-type="float" office:value="284.673333" calcext:value-type="float">
            <text:p>284.673333</text:p>
          </table:table-cell>
          <table:table-cell table:style-name="ce2" office:value-type="float" office:value="22.658056" calcext:value-type="float">
            <text:p>22.658056</text:p>
          </table:table-cell>
          <table:table-cell table:style-name="ce4" office:value-type="string" calcext:value-type="string">
            <text:p>dynamic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XTE J1908+094</text:p>
          </table:table-cell>
          <table:table-cell table:style-name="ce2" office:value-type="string" calcext:value-type="string">
            <text:p>INTREFCAT</text:p>
          </table:table-cell>
          <table:table-cell table:style-name="ce2" office:value-type="float" office:value="287.22125" calcext:value-type="float">
            <text:p>287.22125</text:p>
          </table:table-cell>
          <table:table-cell table:style-name="ce2" office:value-type="float" office:value="9.384722" calcext:value-type="float">
            <text:p>9.384722</text:p>
          </table:table-cell>
          <table:table-cell table:style-name="ce4" office:value-type="string" calcext:value-type="string">
            <text:p>spectrum</text:p>
          </table:table-cell>
          <table:table-cell table:number-columns-repeated="1014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V518 PER</text:p>
          </table:table-cell>
          <table:table-cell table:style-name="ce2" office:value-type="string" calcext:value-type="string">
            <text:p>RITTERLMXB(V518 PER)</text:p>
            <text:p>XRBCAT (CJ0422+32)</text:p>
            <text:p>WGACAT (1WGA J0421.7+3254)</text:p>
          </table:table-cell>
          <table:table-cell table:style-name="ce2" office:value-type="float" office:value="65.428333" calcext:value-type="float">
            <text:p>65.428333</text:p>
          </table:table-cell>
          <table:table-cell table:style-name="ce2" office:value-type="float" office:value="32.9075" calcext:value-type="float">
            <text:p>32.9075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J1047+1234</text:p>
          </table:table-cell>
          <table:table-cell table:style-name="ce2" office:value-type="string" calcext:value-type="string">
            <text:p>RITTERLMXB (J1047+1234)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KV UMA</text:p>
          </table:table-cell>
          <table:table-cell table:style-name="ce2" office:value-type="string" calcext:value-type="string">
            <text:p>RITTERLMXB</text:p>
          </table:table-cell>
          <table:table-cell table:style-name="ce2" office:value-type="float" office:value="169.545417" calcext:value-type="float">
            <text:p>169.545417</text:p>
          </table:table-cell>
          <table:table-cell table:style-name="ce2" office:value-type="float" office:value="48.036944" calcext:value-type="float">
            <text:p>48.036944</text:p>
          </table:table-cell>
          <table:table-cell table:style-name="ce4" office:value-type="string" calcext:value-type="string">
            <text:p>spectral analysis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J1242+3232</text:p>
          </table:table-cell>
          <table:table-cell table:style-name="ce2" office:value-type="string" calcext:value-type="string">
            <text:p>RITTERLMXB</text:p>
          </table:table-cell>
          <table:table-cell table:style-name="ce2" office:value-type="float" office:value="190.567083" calcext:value-type="float">
            <text:p>190.567083</text:p>
          </table:table-cell>
          <table:table-cell table:style-name="ce2" office:value-type="float" office:value="32.547222" calcext:value-type="float">
            <text:p>32.547222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GS 1354-645</text:p>
          </table:table-cell>
          <table:table-cell table:style-name="ce2" office:value-type="string" calcext:value-type="string">
            <text:p>SAXWFCCAT2</text:p>
          </table:table-cell>
          <table:table-cell table:style-name="ce2" office:value-type="float" office:value="209.495" calcext:value-type="float">
            <text:p>209.495</text:p>
          </table:table-cell>
          <table:table-cell table:style-name="ce2" office:value-type="float" office:value="-64.733" calcext:value-type="float">
            <text:p>-64.733</text:p>
          </table:table-cell>
          <table:table-cell table:style-name="ce4" office:value-type="string" calcext:value-type="string">
            <text:p>dynamic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4U1630-472</text:p>
          </table:table-cell>
          <table:table-cell table:style-name="ce2" office:value-type="string" calcext:value-type="string">
            <text:p>XRBCAT</text:p>
          </table:table-cell>
          <table:table-cell table:style-name="ce2" office:value-type="float" office:value="248.501358" calcext:value-type="float">
            <text:p>248.501358</text:p>
          </table:table-cell>
          <table:table-cell table:style-name="ce2" office:value-type="float" office:value="-47.394083" calcext:value-type="float">
            <text:p>-47.394083</text:p>
          </table:table-cell>
          <table:table-cell table:style-name="ce4" office:value-type="string" calcext:value-type="string">
            <text:p>spectral analysis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J1659-1515</text:p>
          </table:table-cell>
          <table:table-cell table:style-name="ce2" office:value-type="string" calcext:value-type="string">
            <text:p>RITTERLMXB</text:p>
          </table:table-cell>
          <table:table-cell table:style-name="ce2" office:value-type="float" office:value="254.757083" calcext:value-type="float">
            <text:p>254.757083</text:p>
          </table:table-cell>
          <table:table-cell table:style-name="ce2" office:value-type="float" office:value="-15.258056" calcext:value-type="float">
            <text:p>-15.258056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J1745-2900</text:p>
          </table:table-cell>
          <table:table-cell table:style-name="ce2" office:value-type="string" calcext:value-type="string">
            <text:p>RITTERLMXB</text:p>
          </table:table-cell>
          <table:table-cell table:style-name="ce2" office:value-type="float" office:value="266.416667" calcext:value-type="float">
            <text:p>266.416667</text:p>
          </table:table-cell>
          <table:table-cell table:style-name="ce2" office:value-type="float" office:value="-29.008611" calcext:value-type="float">
            <text:p>-29.008611</text:p>
          </table:table-cell>
          <table:table-cell table:style-name="ce4"/>
          <table:table-cell table:number-columns-repeated="1014"/>
        </table:table-row>
        <table:table-row table:style-name="ro4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SAXWFC J1819.4-2524.0</text:p>
          </table:table-cell>
          <table:table-cell table:style-name="ce2" office:value-type="string" calcext:value-type="string">
            <text:p>SAXWFCCAT</text:p>
          </table:table-cell>
          <table:table-cell table:style-name="ce2" office:value-type="float" office:value="274.84125" calcext:value-type="float">
            <text:p>274.84125</text:p>
          </table:table-cell>
          <table:table-cell table:style-name="ce2" office:value-type="float" office:value="-25.400083" calcext:value-type="float">
            <text:p>-25.400083</text:p>
          </table:table-cell>
          <table:table-cell table:style-name="ce4" office:value-type="string" calcext:value-type="string">
            <text:p>spectroscopy</text:p>
          </table:table-cell>
          <table:table-cell table:number-columns-repeated="1014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1WGA J2024.0+3351</text:p>
          </table:table-cell>
          <table:table-cell table:style-name="ce2" office:value-type="string" calcext:value-type="string">
            <text:p>WGACAT (1WGA J2024.0+3351)</text:p>
            <text:p>RITTERLMXB (V404 CYG)</text:p>
            <text:p>XRBCAT (G2023+338)</text:p>
          </table:table-cell>
          <table:table-cell table:style-name="ce2" office:value-type="float" office:value="306.015833" calcext:value-type="float">
            <text:p>306.015833</text:p>
          </table:table-cell>
          <table:table-cell table:style-name="ce2" office:value-type="float" office:value="33.866556" calcext:value-type="float">
            <text:p>33.866556</text:p>
          </table:table-cell>
          <table:table-cell office:value-type="string" calcext:value-type="string">
            <text:p>spectroscopy</text:p>
          </table:table-cell>
          <table:table-cell table:number-columns-repeated="1014"/>
        </table:table-row>
        <table:table-row table:style-name="ro1" table:number-rows-repeated="104855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2" table:style-name="ta1">
        <table:table-column table:style-name="co4" table:number-columns-repeated="8" table:default-cell-style-name="ce6"/>
        <table:table-column table:style-name="co4" table:default-cell-style-name="ce7"/>
        <table:table-row table:style-name="ro1">
          <table:table-cell table:style-name="ce5" office:value-type="string" calcext:value-type="string">
            <text:p>SL NO</text:p>
          </table:table-cell>
          <table:table-cell table:style-name="ce5" office:value-type="string" calcext:value-type="string">
            <text:p>CXOU_Name</text:p>
          </table:table-cell>
          <table:table-cell table:style-name="ce5" office:value-type="string" calcext:value-type="string">
            <text:p>CXOU_RA</text:p>
          </table:table-cell>
          <table:table-cell table:style-name="ce5" office:value-type="string" calcext:value-type="string">
            <text:p>CXOU_DEC</text:p>
          </table:table-cell>
          <table:table-cell table:style-name="ce5" office:value-type="string" calcext:value-type="string">
            <text:p>CAT_NAME</text:p>
          </table:table-cell>
          <table:table-cell table:style-name="ce5" office:value-type="string" calcext:value-type="string">
            <text:p>CAT_RA</text:p>
          </table:table-cell>
          <table:table-cell table:style-name="ce5" office:value-type="string" calcext:value-type="string">
            <text:p>CAT_DEC</text:p>
          </table:table-cell>
          <table:table-cell table:style-name="ce5" office:value-type="string" calcext:value-type="string">
            <text:p>OFFSET</text:p>
          </table:table-cell>
          <table:table-cell table:style-name="ce5" office:value-type="string" calcext:value-type="string">
            <text:p>TYP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XOU J100506.7-074433</text:p>
          </table:table-cell>
          <table:table-cell office:value-type="float" office:value="151.278252" calcext:value-type="float">
            <text:p>151.278252</text:p>
          </table:table-cell>
          <table:table-cell office:value-type="float" office:value="-7.742774" calcext:value-type="float">
            <text:p>-7.742774</text:p>
          </table:table-cell>
          <table:table-cell office:value-type="string" calcext:value-type="string">
            <text:p>2CXO J100506.6-07444</text:p>
          </table:table-cell>
          <table:table-cell office:value-type="float" office:value="151.278289" calcext:value-type="float">
            <text:p>151.278289</text:p>
          </table:table-cell>
          <table:table-cell office:value-type="string" calcext:value-type="string">
            <text:p>-7.742803-7.74469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XOU J100508.7-074443</text:p>
          </table:table-cell>
          <table:table-cell office:value-type="float" office:value="151.286453" calcext:value-type="float">
            <text:p>151.286453</text:p>
          </table:table-cell>
          <table:table-cell office:value-type="float" office:value="-7.74551" calcext:value-type="float">
            <text:p>-7.74551</text:p>
          </table:table-cell>
          <table:table-cell office:value-type="string" calcext:value-type="string">
            <text:p>2CXO J100508.7-074444</text:p>
          </table:table-cell>
          <table:table-cell office:value-type="float" office:value="151.286466" calcext:value-type="float">
            <text:p>151.286466</text:p>
          </table:table-cell>
          <table:table-cell office:value-type="float" office:value="-7.745583" calcext:value-type="float">
            <text:p>-7.745583</text:p>
          </table:table-cell>
          <table:table-cell office:value-type="float" office:value="0.004" calcext:value-type="float">
            <text:p>0.00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XOU J100510.0-074529</text:p>
          </table:table-cell>
          <table:table-cell office:value-type="float" office:value="151.291894" calcext:value-type="float">
            <text:p>151.291894</text:p>
          </table:table-cell>
          <table:table-cell office:value-type="float" office:value="-7.758287" calcext:value-type="float">
            <text:p>-7.758287</text:p>
          </table:table-cell>
          <table:table-cell office:value-type="string" calcext:value-type="string">
            <text:p>2CXO J100510.0-074529</text:p>
          </table:table-cell>
          <table:table-cell office:value-type="float" office:value="151.291914" calcext:value-type="float">
            <text:p>151.291914</text:p>
          </table:table-cell>
          <table:table-cell office:value-type="float" office:value="-7.75833" calcext:value-type="float">
            <text:p>-7.75833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XOU J100510.9-074533</text:p>
          </table:table-cell>
          <table:table-cell office:value-type="float" office:value="151.295447" calcext:value-type="float">
            <text:p>151.295447</text:p>
          </table:table-cell>
          <table:table-cell office:value-type="float" office:value="-7.759294" calcext:value-type="float">
            <text:p>-7.759294</text:p>
          </table:table-cell>
          <table:table-cell office:value-type="string" calcext:value-type="string">
            <text:p>2CXO J100510.3-074526</text:p>
          </table:table-cell>
          <table:table-cell office:value-type="float" office:value="151.292993" calcext:value-type="float">
            <text:p>151.292993</text:p>
          </table:table-cell>
          <table:table-cell office:value-type="float" office:value="-7.757454" calcext:value-type="float">
            <text:p>-7.757454</text:p>
          </table:table-cell>
          <table:table-cell office:value-type="float" office:value="0.183" calcext:value-type="float">
            <text:p>0.18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XOU J100514.2-074233</text:p>
          </table:table-cell>
          <table:table-cell office:value-type="float" office:value="151.309383" calcext:value-type="float">
            <text:p>151.309383</text:p>
          </table:table-cell>
          <table:table-cell office:value-type="float" office:value="-7.709196" calcext:value-type="float">
            <text:p>-7.709196</text:p>
          </table:table-cell>
          <table:table-cell office:value-type="string" calcext:value-type="string">
            <text:p>2CXO J100513.8-074233</text:p>
          </table:table-cell>
          <table:table-cell office:value-type="float" office:value="151.309418" calcext:value-type="float">
            <text:p>151.309418</text:p>
          </table:table-cell>
          <table:table-cell office:value-type="float" office:value="-7.709184" calcext:value-type="float">
            <text:p>-7.709184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XOU J100515.4-074254</text:p>
          </table:table-cell>
          <table:table-cell office:value-type="float" office:value="151.314427" calcext:value-type="float">
            <text:p>151.314427</text:p>
          </table:table-cell>
          <table:table-cell office:value-type="float" office:value="-7.715025" calcext:value-type="float">
            <text:p>-7.715025</text:p>
          </table:table-cell>
          <table:table-cell office:value-type="string" calcext:value-type="string">
            <text:p>2CXO J100515.4-074254</text:p>
          </table:table-cell>
          <table:table-cell office:value-type="float" office:value="151.314471" calcext:value-type="float">
            <text:p>151.314471</text:p>
          </table:table-cell>
          <table:table-cell office:value-type="float" office:value="-7.715012" calcext:value-type="float">
            <text:p>-7.715012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XOU J100516.2-074235</text:p>
          </table:table-cell>
          <table:table-cell office:value-type="float" office:value="151.317749" calcext:value-type="float">
            <text:p>151.317749</text:p>
          </table:table-cell>
          <table:table-cell office:value-type="float" office:value="-7.709769" calcext:value-type="float">
            <text:p>-7.709769</text:p>
          </table:table-cell>
          <table:table-cell office:value-type="string" calcext:value-type="string">
            <text:p>2CXO J100516.2-074235</text:p>
          </table:table-cell>
          <table:table-cell office:value-type="float" office:value="151.31779" calcext:value-type="float">
            <text:p>151.31779</text:p>
          </table:table-cell>
          <table:table-cell office:value-type="float" office:value="-7.709759" calcext:value-type="float">
            <text:p>-7.709759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XOU J100516.5-074207</text:p>
          </table:table-cell>
          <table:table-cell office:value-type="float" office:value="151.319016" calcext:value-type="float">
            <text:p>151.319016</text:p>
          </table:table-cell>
          <table:table-cell office:value-type="float" office:value="-7.702067" calcext:value-type="float">
            <text:p>-7.702067</text:p>
          </table:table-cell>
          <table:table-cell office:value-type="string" calcext:value-type="string">
            <text:p>2CXO J100516.5-074207</text:p>
          </table:table-cell>
          <table:table-cell office:value-type="float" office:value="151.319057" calcext:value-type="float">
            <text:p>151.319057</text:p>
          </table:table-cell>
          <table:table-cell office:value-type="float" office:value="-7.70206" calcext:value-type="float">
            <text:p>-7.70206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XOU J100517.1-074217</text:p>
          </table:table-cell>
          <table:table-cell office:value-type="float" office:value="151.321512" calcext:value-type="float">
            <text:p>151.321512</text:p>
          </table:table-cell>
          <table:table-cell office:value-type="float" office:value="-7.704872" calcext:value-type="float">
            <text:p>-7.704872</text:p>
          </table:table-cell>
          <table:table-cell office:value-type="string" calcext:value-type="string">
            <text:p>2CXO J100517.1-074217</text:p>
          </table:table-cell>
          <table:table-cell office:value-type="float" office:value="151.321558" calcext:value-type="float">
            <text:p>151.321558</text:p>
          </table:table-cell>
          <table:table-cell office:value-type="float" office:value="-7.70486" calcext:value-type="float">
            <text:p>-7.70486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XOU J100518.5-074138</text:p>
          </table:table-cell>
          <table:table-cell office:value-type="float" office:value="151.327214" calcext:value-type="float">
            <text:p>151.327214</text:p>
          </table:table-cell>
          <table:table-cell office:value-type="float" office:value="-7.69398" calcext:value-type="float">
            <text:p>-7.69398</text:p>
          </table:table-cell>
          <table:table-cell office:value-type="string" calcext:value-type="string">
            <text:p>2CXO J100518.5-074138</text:p>
          </table:table-cell>
          <table:table-cell office:value-type="float" office:value="151.327256" calcext:value-type="float">
            <text:p>151.327256</text:p>
          </table:table-cell>
          <table:table-cell office:value-type="float" office:value="-7.693963" calcext:value-type="float">
            <text:p>-7.693963</text:p>
          </table:table-cell>
          <table:table-cell office:value-type="float" office:value="0.003" calcext:value-type="float">
            <text:p>0.003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10-01T13:27:38.160339185</meta:creation-date>
    <dc:date>2021-10-01T13:37:59.083659792</dc:date>
    <meta:editing-duration>PT10S</meta:editing-duration>
    <meta:editing-cycles>1</meta:editing-cycles>
    <meta:document-statistic meta:table-count="2" meta:cell-count="229" meta:object-count="0"/>
    <meta:generator>LibreOffice/6.4.6.2$Linux_X86_64 LibreOffice_project/40$Build-2</meta:generator>
  </office:meta>
</office:document-meta>
</file>